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5E0000005EAB6862D59EF3F3E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'Clear Sans', 'Helvetica Neue', Helvetica, Arial, sans-serif"/>
    <style:font-face style:name="apple-system" svg:font-family="apple-system, BlinkMacSystemFont, 'Segoe UI', Helvetica, Arial, sans-serif, 'Apple Color Emoji', 'Segoe UI Emoji'"/>
    <style:font-face style:name="Ubuntu1" svg:font-family="Ubuntu" style:font-pitch="variable"/>
    <style:font-face style:name="Ubuntu" svg:font-family="Ubuntu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Ubuntu1" fo:font-size="6pt" fo:font-weight="normal" officeooo:rsid="0046457f" officeooo:paragraph-rsid="00925bf6" style:font-size-asian="5.25pt" style:font-weight-asian="normal" style:font-size-complex="6pt" style:font-weight-complex="normal"/>
    </style:style>
    <style:style style:name="P2" style:family="paragraph" style:parent-style-name="Standard">
      <style:text-properties style:font-name="Ubuntu1" fo:font-size="6pt" fo:font-weight="normal" officeooo:rsid="002608a4" officeooo:paragraph-rsid="00925bf6" style:font-size-asian="5.25pt" style:font-weight-asian="normal" style:font-size-complex="6pt" style:font-weight-complex="normal"/>
    </style:style>
    <style:style style:name="P3" style:family="paragraph" style:parent-style-name="Standard">
      <style:text-properties style:font-name="Ubuntu1" fo:font-size="6pt" fo:font-weight="normal" officeooo:rsid="002608a4" officeooo:paragraph-rsid="009f9cdc" style:font-size-asian="5.25pt" style:font-weight-asian="normal" style:font-size-complex="6pt" style:font-weight-complex="normal"/>
    </style:style>
    <style:style style:name="P4" style:family="paragraph" style:parent-style-name="Standard">
      <style:text-properties style:font-name="Ubuntu1" fo:font-size="6pt" fo:font-weight="normal" officeooo:rsid="001fd24b" officeooo:paragraph-rsid="001fd24b" style:font-size-asian="5.25pt" style:font-weight-asian="normal" style:font-size-complex="6pt" style:font-weight-complex="normal"/>
    </style:style>
    <style:style style:name="P5" style:family="paragraph" style:parent-style-name="Standard">
      <style:text-properties style:font-name="Ubuntu1" fo:font-size="6pt" fo:font-weight="normal" officeooo:rsid="00ae3968" officeooo:paragraph-rsid="00c68a4a" style:font-size-asian="5.25pt" style:font-weight-asian="normal" style:font-size-complex="6pt" style:font-weight-complex="normal"/>
    </style:style>
    <style:style style:name="P6" style:family="paragraph" style:parent-style-name="Standard">
      <style:text-properties style:font-name="Ubuntu1" fo:font-size="6pt" fo:font-weight="normal" officeooo:paragraph-rsid="00d0968c" style:font-size-asian="5.25pt" style:font-weight-asian="normal" style:font-size-complex="6pt" style:font-weight-complex="normal"/>
    </style:style>
    <style:style style:name="P7" style:family="paragraph" style:parent-style-name="Standard">
      <style:text-properties style:font-name="Ubuntu1" fo:font-size="6pt" fo:font-weight="normal" officeooo:rsid="00ce5a1d" officeooo:paragraph-rsid="00ce5a1d" style:font-size-asian="5.25pt" style:font-weight-asian="normal" style:font-size-complex="6pt" style:font-weight-complex="normal"/>
    </style:style>
    <style:style style:name="P8" style:family="paragraph" style:parent-style-name="Standard">
      <style:text-properties style:font-name="Ubuntu1" fo:font-size="6pt" fo:font-weight="bold" officeooo:rsid="00394d33" officeooo:paragraph-rsid="006efa9e" style:font-size-asian="5.25pt" style:font-weight-asian="bold" style:font-size-complex="6pt" style:font-weight-complex="bold"/>
    </style:style>
    <style:style style:name="P9" style:family="paragraph" style:parent-style-name="Standard">
      <style:text-properties style:font-name="Ubuntu1" fo:font-size="6pt" fo:font-style="normal" fo:font-weight="normal" officeooo:rsid="0105b911" officeooo:paragraph-rsid="0105b911" style:font-size-asian="5.25pt" style:font-style-asian="normal" style:font-weight-asian="normal" style:font-size-complex="6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Ubuntu1" fo:font-size="6pt" officeooo:rsid="0019f415" officeooo:paragraph-rsid="001a3f02" style:font-size-asian="5.25pt" style:font-size-complex="6pt"/>
    </style:style>
    <style:style style:name="P11" style:family="paragraph" style:parent-style-name="Standard">
      <style:text-properties style:font-name="Ubuntu1" fo:font-size="11pt" fo:font-weight="bold" officeooo:rsid="00ff92ac" officeooo:paragraph-rsid="00ff92ac" style:font-size-asian="11pt" style:font-weight-asian="bold" style:font-size-complex="11pt" style:font-weight-complex="bold"/>
    </style:style>
    <style:style style:name="P12" style:family="paragraph" style:parent-style-name="Standard">
      <style:text-properties style:font-name="Ubuntu1" fo:font-size="11pt" fo:font-weight="bold" officeooo:rsid="001a5f97" officeooo:paragraph-rsid="00c68a4a" style:font-size-asian="11pt" style:font-weight-asian="bold" style:font-size-complex="11pt" style:font-weight-complex="bold"/>
    </style:style>
    <style:style style:name="P13" style:family="paragraph" style:parent-style-name="Standard">
      <style:text-properties style:font-name="Ubuntu1" fo:font-size="11pt" fo:font-weight="bold" officeooo:rsid="0019f415" officeooo:paragraph-rsid="0136dcc4" style:font-size-asian="11pt" style:font-weight-asian="bold" style:font-size-complex="11pt" style:font-weight-complex="bold"/>
    </style:style>
    <style:style style:name="P14" style:family="paragraph" style:parent-style-name="Standard">
      <style:text-properties style:font-name="Ubuntu1" fo:font-size="11pt" fo:font-weight="normal" officeooo:rsid="002608a4" officeooo:paragraph-rsid="009f9cdc" style:font-size-asian="11pt" style:font-weight-asian="normal" style:font-size-complex="11pt" style:font-weight-complex="normal"/>
    </style:style>
    <style:style style:name="P15" style:family="paragraph" style:parent-style-name="Standard">
      <style:text-properties style:font-name="Ubuntu1" fo:font-size="11pt" fo:font-weight="normal" officeooo:rsid="002608a4" officeooo:paragraph-rsid="00925bf6" style:font-size-asian="11pt" style:font-weight-asian="normal" style:font-size-complex="11pt" style:font-weight-complex="normal"/>
    </style:style>
    <style:style style:name="P16" style:family="paragraph" style:parent-style-name="Standard">
      <style:text-properties style:font-name="Ubuntu1" fo:font-size="11pt" fo:font-style="normal" fo:font-weight="normal" officeooo:rsid="011d0d06" officeooo:paragraph-rsid="0117305b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Ubuntu1" fo:font-size="17pt" officeooo:rsid="0019f415" officeooo:paragraph-rsid="001a3f02" style:font-size-asian="17pt" style:font-size-complex="17pt"/>
    </style:style>
    <style:style style:name="P18" style:family="paragraph" style:parent-style-name="Standard">
      <style:text-properties style:font-name="Ubuntu1" fo:font-size="17pt" fo:font-weight="normal" officeooo:rsid="00ce5a1d" officeooo:paragraph-rsid="00ce5a1d" style:font-size-asian="17pt" style:font-weight-asian="normal" style:font-size-complex="17pt" style:font-weight-complex="normal"/>
    </style:style>
    <style:style style:name="P19" style:family="paragraph" style:parent-style-name="Standard">
      <style:text-properties style:font-name="Ubuntu1" fo:font-size="17pt" fo:font-weight="normal" officeooo:rsid="001fd24b" officeooo:paragraph-rsid="001fd24b" style:font-size-asian="17pt" style:font-weight-asian="normal" style:font-size-complex="17pt" style:font-weight-complex="normal"/>
    </style:style>
    <style:style style:name="P20" style:family="paragraph" style:parent-style-name="Standard">
      <style:text-properties style:font-name="Ubuntu1" fo:font-size="17pt" fo:font-weight="normal" officeooo:rsid="002608a4" officeooo:paragraph-rsid="00925bf6" style:font-size-asian="17pt" style:font-weight-asian="normal" style:font-size-complex="17pt" style:font-weight-complex="normal"/>
    </style:style>
    <style:style style:name="P21" style:family="paragraph" style:parent-style-name="Standard">
      <style:text-properties style:font-name="Ubuntu1" fo:font-size="17pt" fo:font-weight="normal" officeooo:rsid="00cedecf" officeooo:paragraph-rsid="00d0968c" style:font-size-asian="17pt" style:font-weight-asian="normal" style:font-size-complex="17pt" style:font-weight-complex="normal"/>
    </style:style>
    <style:style style:name="P22" style:family="paragraph" style:parent-style-name="Standard">
      <style:text-properties officeooo:paragraph-rsid="009f9cdc"/>
    </style:style>
    <style:style style:name="P23" style:family="paragraph" style:parent-style-name="Standard">
      <style:text-properties officeooo:paragraph-rsid="00925bf6"/>
    </style:style>
    <style:style style:name="P24" style:family="paragraph" style:parent-style-name="Standard">
      <style:text-properties fo:color="#000000" style:font-name="Ubuntu1" fo:font-size="11pt" fo:font-weight="bold" officeooo:paragraph-rsid="00d0968c" style:font-size-asian="11pt" style:font-size-complex="11pt"/>
    </style:style>
    <style:style style:name="P25" style:family="paragraph" style:parent-style-name="Standard">
      <style:text-properties fo:color="#000000" style:font-name="Ubuntu1" fo:font-size="11pt" fo:font-weight="bold" officeooo:rsid="010a8dd9" officeooo:paragraph-rsid="011ff3de" style:font-size-asian="11pt" style:font-size-complex="11pt"/>
    </style:style>
    <style:style style:name="P26" style:family="paragraph" style:parent-style-name="Standard">
      <style:text-properties fo:color="#000000" style:font-name="Ubuntu1" fo:font-size="11pt" fo:font-weight="bold" officeooo:paragraph-rsid="011ff3de" style:font-size-asian="11pt" style:font-size-complex="11pt"/>
    </style:style>
    <style:style style:name="P27" style:family="paragraph" style:parent-style-name="Standard">
      <style:text-properties fo:color="#000000" style:font-name="Ubuntu1" fo:font-size="11pt" fo:font-weight="bold" officeooo:paragraph-rsid="01221ab8" style:font-size-asian="11pt" style:font-size-complex="11pt"/>
    </style:style>
    <style:style style:name="P28" style:family="paragraph" style:parent-style-name="Standard">
      <style:text-properties fo:font-size="11pt" officeooo:paragraph-rsid="01067b4a" style:font-size-asian="11pt" style:font-size-complex="11pt"/>
    </style:style>
    <style:style style:name="P29" style:family="paragraph" style:parent-style-name="Standard">
      <style:text-properties fo:font-size="11pt" officeooo:rsid="001a5f97" officeooo:paragraph-rsid="00c8f7ff" style:font-size-asian="11pt" style:font-size-complex="11pt"/>
    </style:style>
    <style:style style:name="P30" style:family="paragraph" style:parent-style-name="Standard">
      <style:text-properties fo:font-size="11pt" officeooo:rsid="001a5f97" officeooo:paragraph-rsid="00c3d1e5" style:font-size-asian="11pt" style:font-size-complex="11pt"/>
    </style:style>
    <style:style style:name="P31" style:family="paragraph" style:parent-style-name="Standard">
      <style:text-properties fo:font-size="11pt" officeooo:rsid="001a5f97" officeooo:paragraph-rsid="00925bf6" style:font-size-asian="11pt" style:font-size-complex="11pt"/>
    </style:style>
    <style:style style:name="P32" style:family="paragraph" style:parent-style-name="Standard">
      <style:text-properties fo:font-size="11pt" fo:font-weight="bold" officeooo:paragraph-rsid="011b1f83" style:font-size-asian="11pt" style:font-weight-asian="bold" style:font-size-complex="11pt" style:font-weight-complex="bold"/>
    </style:style>
    <style:style style:name="P33" style:family="paragraph" style:parent-style-name="Standard">
      <style:text-properties fo:font-size="11pt" officeooo:paragraph-rsid="006efa9e"/>
    </style:style>
    <style:style style:name="P34" style:family="paragraph" style:parent-style-name="Standard">
      <style:text-properties fo:font-size="11pt" officeooo:paragraph-rsid="01151ec5"/>
    </style:style>
    <style:style style:name="P35" style:family="paragraph" style:parent-style-name="Standard">
      <style:text-properties officeooo:paragraph-rsid="00cedecf"/>
    </style:style>
    <style:style style:name="P36" style:family="paragraph" style:parent-style-name="Standard">
      <style:text-properties style:font-name="Ubuntu" fo:font-size="8pt" style:text-underline-style="none" fo:font-weight="normal" officeooo:rsid="01248e1b" officeooo:paragraph-rsid="00925bf6" style:font-size-asian="7pt" style:font-weight-asian="normal" style:font-size-complex="8pt" style:font-weight-complex="normal"/>
    </style:style>
    <style:style style:name="P37" style:family="paragraph" style:parent-style-name="Standard">
      <style:text-properties style:font-name="Ubuntu" fo:font-size="6pt" style:text-underline-style="none" fo:font-weight="normal" officeooo:rsid="01248e1b" officeooo:paragraph-rsid="00925bf6" style:font-size-asian="5.25pt" style:font-weight-asian="normal" style:font-size-complex="6pt" style:font-weight-complex="normal"/>
    </style:style>
    <style:style style:name="P38" style:family="paragraph" style:parent-style-name="Title">
      <style:paragraph-properties fo:margin-top="0cm" fo:margin-bottom="0cm" loext:contextual-spacing="false" fo:text-align="start" style:justify-single-word="false">
        <style:tab-stops>
          <style:tab-stop style:position="7.091cm"/>
          <style:tab-stop style:position="10.663cm"/>
          <style:tab-stop style:position="18.494cm"/>
        </style:tab-stops>
      </style:paragraph-properties>
      <style:text-properties style:font-name="Ubuntu1" fo:font-size="26pt" style:font-size-asian="26pt" style:font-size-complex="26pt"/>
    </style:style>
    <style:style style:name="P39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7.091cm"/>
          <style:tab-stop style:position="10.663cm"/>
          <style:tab-stop style:position="18.494cm"/>
        </style:tab-stops>
      </style:paragraph-properties>
      <style:text-properties style:font-name="Ubuntu1" fo:font-size="6pt" fo:font-weight="normal" officeooo:rsid="0127f111" style:font-size-asian="5.25pt" style:font-weight-asian="normal" style:font-size-complex="6pt" style:font-weight-complex="normal"/>
    </style:style>
    <style:style style:name="P40" style:family="paragraph" style:parent-style-name="Text_20_body">
      <style:paragraph-properties fo:text-align="start" style:justify-single-word="false"/>
      <style:text-properties style:font-name="Ubuntu" fo:font-size="11pt" officeooo:rsid="0019f415" officeooo:paragraph-rsid="01248e1b" style:font-size-asian="11pt" style:font-size-complex="11pt"/>
    </style:style>
    <style:style style:name="P41" style:family="paragraph" style:parent-style-name="Standard" style:list-style-name="L1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Ubuntu1" fo:font-size="6pt" fo:font-weight="normal" officeooo:rsid="0029238e" officeooo:paragraph-rsid="00cedecf" style:font-name-asian="Noto Sans CJK SC" style:font-size-asian="5.25pt" style:font-weight-asian="normal" style:font-name-complex="Lohit Devanagari" style:font-size-complex="6pt" style:font-weight-complex="normal"/>
    </style:style>
    <style:style style:name="P42" style:family="paragraph" style:parent-style-name="Standard" style:list-style-name="L3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Ubuntu1" fo:font-size="6pt" fo:font-weight="normal" officeooo:rsid="01108bc7" officeooo:paragraph-rsid="011ff3de" style:font-size-asian="5.25pt" style:font-weight-asian="normal" style:font-size-complex="6pt" style:font-weight-complex="normal"/>
    </style:style>
    <style:style style:name="P43" style:family="paragraph" style:parent-style-name="Standard" style:list-style-name="L6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Ubuntu1" fo:font-size="6pt" fo:font-weight="normal" officeooo:rsid="01108bc7" officeooo:paragraph-rsid="011ff3de" style:font-size-asian="5.25pt" style:font-weight-asian="normal" style:font-size-complex="6pt" style:font-weight-complex="normal"/>
    </style:style>
    <style:style style:name="P44" style:family="paragraph" style:parent-style-name="Standard" style:list-style-name="L2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Ubuntu1" fo:font-size="6pt" fo:font-weight="normal" officeooo:rsid="00f87504" officeooo:paragraph-rsid="00fa6fef" style:font-size-asian="5.25pt" style:font-weight-asian="normal" style:font-size-complex="6pt" style:font-weight-complex="normal"/>
    </style:style>
    <style:style style:name="P45" style:family="paragraph" style:parent-style-name="Standard" style:list-style-name="L2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Ubuntu1" fo:font-size="11pt" fo:font-weight="normal" officeooo:rsid="010bfec6" officeooo:paragraph-rsid="011ff3de" style:font-size-asian="11pt" style:font-weight-asian="normal" style:font-size-complex="11pt" style:font-weight-complex="normal"/>
    </style:style>
    <style:style style:name="P46" style:family="paragraph" style:parent-style-name="Standard" style:list-style-name="L3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Ubuntu1" fo:font-size="11pt" fo:font-weight="normal" officeooo:rsid="01108bc7" officeooo:paragraph-rsid="011ff3de" style:font-size-asian="11pt" style:font-weight-asian="normal" style:font-size-complex="11pt" style:font-weight-complex="normal"/>
    </style:style>
    <style:style style:name="P47" style:family="paragraph" style:parent-style-name="Standard" style:list-style-name="L6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Ubuntu1" fo:font-size="11pt" fo:font-weight="normal" officeooo:rsid="01108bc7" officeooo:paragraph-rsid="011ff3de" style:font-size-asian="11pt" style:font-weight-asian="normal" style:font-size-complex="11pt" style:font-weight-complex="normal"/>
    </style:style>
    <style:style style:name="P48" style:family="paragraph" style:parent-style-name="Standard" style:list-style-name="L3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Ubuntu1" fo:font-size="11pt" fo:font-weight="normal" officeooo:rsid="01420c9d" officeooo:paragraph-rsid="01420c9d" style:font-size-asian="11pt" style:font-weight-asian="normal" style:font-size-complex="11pt" style:font-weight-complex="normal"/>
    </style:style>
    <style:style style:name="P49" style:family="paragraph" style:parent-style-name="Standard" style:list-style-name="L2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Ubuntu1" fo:font-size="11pt" fo:font-weight="normal" officeooo:rsid="00f96212" officeooo:paragraph-rsid="00fa6fef" style:font-size-asian="11pt" style:font-weight-asian="normal" style:font-size-complex="11pt" style:font-weight-complex="normal"/>
    </style:style>
    <style:style style:name="P50" style:family="paragraph" style:parent-style-name="Standard" style:list-style-name="L2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Ubuntu1" fo:font-size="11pt" fo:font-weight="normal" officeooo:rsid="00f96212" officeooo:paragraph-rsid="00f96212" style:font-size-asian="11pt" style:font-weight-asian="normal" style:font-size-complex="11pt" style:font-weight-complex="normal"/>
    </style:style>
    <style:style style:name="P51" style:family="paragraph" style:parent-style-name="Standard" style:list-style-name="L2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Ubuntu1" fo:font-size="11pt" fo:font-weight="normal" officeooo:rsid="0136dcc4" officeooo:paragraph-rsid="0136dcc4" style:font-size-asian="11pt" style:font-weight-asian="normal" style:font-size-complex="11pt" style:font-weight-complex="normal"/>
    </style:style>
    <style:style style:name="P52" style:family="paragraph" style:parent-style-name="Standard" style:list-style-name="L2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Ubuntu1" fo:font-size="11pt" fo:font-weight="normal" officeooo:rsid="0136dcc4" officeooo:paragraph-rsid="01420c9d" style:font-size-asian="11pt" style:font-weight-asian="normal" style:font-size-complex="11pt" style:font-weight-complex="normal"/>
    </style:style>
    <style:style style:name="P53" style:family="paragraph" style:parent-style-name="Standard" style:list-style-name="L2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Ubuntu1" fo:font-size="11pt" fo:font-weight="normal" officeooo:rsid="00f87504" officeooo:paragraph-rsid="00fa6fef" style:font-size-asian="11pt" style:font-weight-asian="normal" style:font-size-complex="11pt" style:font-weight-complex="normal"/>
    </style:style>
    <style:style style:name="P54" style:family="paragraph" style:parent-style-name="Standard" style:list-style-name="L4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Ubuntu1" fo:font-size="11pt" fo:font-weight="normal" officeooo:paragraph-rsid="011ff3de" style:font-size-asian="11pt" style:font-weight-asian="normal" style:font-size-complex="11pt" style:font-weight-complex="normal"/>
    </style:style>
    <style:style style:name="P55" style:family="paragraph" style:parent-style-name="Standard" style:list-style-name="L5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Ubuntu1" fo:font-size="11pt" fo:font-weight="normal" officeooo:paragraph-rsid="011ff3de" style:font-size-asian="11pt" style:font-weight-asian="normal" style:font-size-complex="11pt" style:font-weight-complex="normal"/>
    </style:style>
    <style:style style:name="P56" style:family="paragraph" style:parent-style-name="Standard" style:list-style-name="L7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Ubuntu1" fo:font-size="11pt" fo:font-weight="normal" officeooo:rsid="01221ab8" officeooo:paragraph-rsid="01221ab8" style:font-size-asian="11pt" style:font-weight-asian="normal" style:font-size-complex="11pt" style:font-weight-complex="normal"/>
    </style:style>
    <style:style style:name="P57" style:family="paragraph" style:parent-style-name="Standard" style:list-style-name="L8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Ubuntu1" fo:font-size="11pt" fo:font-weight="normal" officeooo:rsid="01221ab8" officeooo:paragraph-rsid="01221ab8" style:font-size-asian="11pt" style:font-weight-asian="normal" style:font-size-complex="11pt" style:font-weight-complex="normal"/>
    </style:style>
    <style:style style:name="P58" style:family="paragraph" style:parent-style-name="Standard" style:list-style-name="L7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Ubuntu1" fo:font-size="11pt" fo:font-weight="normal" officeooo:rsid="013672c7" officeooo:paragraph-rsid="013672c7" style:font-size-asian="11pt" style:font-weight-asian="normal" style:font-size-complex="11pt" style:font-weight-complex="normal"/>
    </style:style>
    <style:style style:name="P59" style:family="paragraph" style:parent-style-name="Standard" style:list-style-name="L10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Ubuntu1" fo:font-size="11pt" fo:font-weight="normal" officeooo:rsid="00b4d498" officeooo:paragraph-rsid="0137e96c" style:font-size-asian="11pt" style:font-weight-asian="normal" style:font-size-complex="11pt" style:font-weight-complex="normal"/>
    </style:style>
    <style:style style:name="P60" style:family="paragraph" style:parent-style-name="Standard" style:list-style-name="L10">
      <style:text-properties fo:color="#000000" style:font-name="Ubuntu1" fo:font-size="11pt" fo:font-style="normal" fo:font-weight="normal" officeooo:paragraph-rsid="01151ec5"/>
    </style:style>
    <style:style style:name="P61" style:family="paragraph" style:parent-style-name="Standard" style:list-style-name="L10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apple-system" fo:font-size="12pt" fo:font-weight="normal" officeooo:rsid="01169ac4" officeooo:paragraph-rsid="01169ac4" style:font-size-asian="11pt" style:font-size-complex="11pt"/>
    </style:style>
    <style:style style:name="P62" style:family="paragraph" style:parent-style-name="Standard" style:list-style-name="L10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apple-system" fo:font-size="12pt" fo:font-weight="normal" officeooo:rsid="011d0d06" officeooo:paragraph-rsid="011d0d06" style:font-size-asian="11pt" style:font-size-complex="11pt"/>
    </style:style>
    <style:style style:name="P63" style:family="paragraph" style:parent-style-name="Standard" style:list-style-name="L4">
      <style:paragraph-properties>
        <style:tab-stops>
          <style:tab-stop style:position="0.388cm"/>
          <style:tab-stop style:position="1.27cm"/>
        </style:tab-stops>
      </style:paragraph-properties>
      <style:text-properties fo:font-variant="normal" fo:text-transform="none" fo:color="#000000" style:font-name="Ubuntu1" fo:font-size="11pt" fo:letter-spacing="normal" fo:font-style="normal" fo:font-weight="normal" officeooo:paragraph-rsid="01221ab8" style:font-size-asian="11pt" style:font-weight-asian="normal" style:font-size-complex="11pt" style:font-weight-complex="normal"/>
    </style:style>
    <style:style style:name="P64" style:family="paragraph" style:parent-style-name="Standard" style:list-style-name="L10">
      <style:paragraph-properties>
        <style:tab-stops>
          <style:tab-stop style:position="0.388cm"/>
          <style:tab-stop style:position="1.27cm"/>
        </style:tab-stops>
      </style:paragraph-properties>
      <style:text-properties fo:font-variant="normal" fo:text-transform="none" fo:color="#000000" style:font-name="apple-system" fo:font-size="12pt" fo:letter-spacing="normal" fo:font-style="normal" fo:font-weight="normal" officeooo:paragraph-rsid="01151ec5" style:font-size-asian="11pt" style:font-size-complex="11pt"/>
    </style:style>
    <style:style style:name="P65" style:family="paragraph" style:parent-style-name="Standard" style:list-style-name="L10">
      <style:paragraph-properties>
        <style:tab-stops>
          <style:tab-stop style:position="0.388cm"/>
          <style:tab-stop style:position="1.27cm"/>
        </style:tab-stops>
      </style:paragraph-properties>
      <style:text-properties fo:font-variant="normal" fo:text-transform="none" fo:color="#000000" style:font-name="apple-system" fo:font-size="12pt" fo:letter-spacing="normal" fo:font-style="normal" fo:font-weight="normal" officeooo:rsid="011d4ea5" officeooo:paragraph-rsid="011d4ea5" style:font-size-asian="11pt" style:font-size-complex="11pt"/>
    </style:style>
    <style:style style:name="P66" style:family="paragraph" style:parent-style-name="Standard" style:list-style-name="L9">
      <style:paragraph-properties>
        <style:tab-stops>
          <style:tab-stop style:position="0.388cm"/>
          <style:tab-stop style:position="1.27cm"/>
        </style:tab-stops>
      </style:paragraph-properties>
      <style:text-properties style:font-name="Ubuntu1" fo:font-size="11pt" officeooo:paragraph-rsid="00cedecf" style:font-size-asian="11pt" style:font-size-complex="11pt"/>
    </style:style>
    <style:style style:name="P67" style:family="paragraph" style:parent-style-name="Standard" style:list-style-name="L9">
      <style:paragraph-properties>
        <style:tab-stops>
          <style:tab-stop style:position="0.388cm"/>
          <style:tab-stop style:position="1.27cm"/>
        </style:tab-stops>
      </style:paragraph-properties>
      <style:text-properties style:font-name="Ubuntu1" fo:font-size="11pt" officeooo:paragraph-rsid="00e92530" style:font-size-asian="11pt" style:font-size-complex="11pt"/>
    </style:style>
    <style:style style:name="P68" style:family="paragraph" style:parent-style-name="Standard" style:list-style-name="L9">
      <style:paragraph-properties>
        <style:tab-stops>
          <style:tab-stop style:position="0.388cm"/>
          <style:tab-stop style:position="1.27cm"/>
        </style:tab-stops>
      </style:paragraph-properties>
      <style:text-properties style:font-name="Ubuntu1" fo:font-size="11pt" officeooo:paragraph-rsid="00fa6fef" style:font-size-asian="11pt" style:font-size-complex="11pt"/>
    </style:style>
    <style:style style:name="P69" style:family="paragraph" style:parent-style-name="Standard" style:list-style-name="L9">
      <style:paragraph-properties>
        <style:tab-stops>
          <style:tab-stop style:position="0.388cm"/>
          <style:tab-stop style:position="1.27cm"/>
        </style:tab-stops>
      </style:paragraph-properties>
      <style:text-properties style:font-name="Ubuntu1" fo:font-size="11pt" officeooo:paragraph-rsid="00ead131" style:font-size-asian="11pt" style:font-size-complex="11pt"/>
    </style:style>
    <style:style style:name="P70" style:family="paragraph" style:parent-style-name="Standard" style:list-style-name="L10">
      <style:paragraph-properties>
        <style:tab-stops>
          <style:tab-stop style:position="0.388cm"/>
          <style:tab-stop style:position="1.27cm"/>
        </style:tab-stops>
      </style:paragraph-properties>
      <style:text-properties style:font-name="Ubuntu1" fo:font-size="11pt" officeooo:paragraph-rsid="00d7a61b" style:font-size-asian="11pt" style:font-size-complex="11pt"/>
    </style:style>
    <style:style style:name="P71" style:family="paragraph" style:parent-style-name="Standard" style:list-style-name="L9">
      <style:paragraph-properties>
        <style:tab-stops>
          <style:tab-stop style:position="0.388cm"/>
          <style:tab-stop style:position="1.27cm"/>
        </style:tab-stops>
      </style:paragraph-properties>
      <style:text-properties style:font-name="Ubuntu1" fo:font-size="11pt" officeooo:rsid="00fa6fef" officeooo:paragraph-rsid="00fa6fef" style:font-size-asian="11pt" style:font-size-complex="11pt"/>
    </style:style>
    <style:style style:name="P72" style:family="paragraph" style:parent-style-name="Standard" style:list-style-name="L9">
      <style:paragraph-properties>
        <style:tab-stops>
          <style:tab-stop style:position="0.388cm"/>
          <style:tab-stop style:position="1.27cm"/>
        </style:tab-stops>
      </style:paragraph-properties>
      <style:text-properties style:font-name="Ubuntu1" fo:font-size="11pt" officeooo:rsid="00dcf2b0" officeooo:paragraph-rsid="00dcf2b0" style:font-size-asian="11pt" style:font-size-complex="11pt"/>
    </style:style>
    <style:style style:name="P73" style:family="paragraph" style:parent-style-name="Standard" style:list-style-name="L10">
      <style:text-properties style:font-name="Ubuntu1" fo:font-size="11pt" fo:font-weight="normal" officeooo:rsid="002ee659" officeooo:paragraph-rsid="0070640d" style:font-size-asian="11pt" style:font-weight-asian="normal" style:font-size-complex="11pt" style:font-weight-complex="normal"/>
    </style:style>
    <style:style style:name="P74" style:family="paragraph" style:parent-style-name="Standard" style:list-style-name="L10">
      <style:text-properties style:font-name="Ubuntu1" fo:font-size="11pt" fo:font-style="normal" fo:font-weight="normal" officeooo:rsid="0105b911" officeooo:paragraph-rsid="0117305b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 style:list-style-name="L10">
      <style:text-properties style:font-name="Ubuntu1" fo:font-size="6pt" fo:font-style="normal" fo:font-weight="normal" officeooo:rsid="002ee659" officeooo:paragraph-rsid="01151ec5" style:font-size-asian="5.25pt" style:font-style-asian="normal" style:font-weight-asian="normal" style:font-size-complex="6pt" style:font-style-complex="normal" style:font-weight-complex="normal"/>
    </style:style>
    <style:style style:name="P76" style:family="paragraph" style:parent-style-name="Standard" style:list-style-name="L9">
      <style:paragraph-properties>
        <style:tab-stops>
          <style:tab-stop style:position="0.388cm"/>
          <style:tab-stop style:position="1.27cm"/>
        </style:tab-stops>
      </style:paragraph-properties>
      <style:text-properties officeooo:paragraph-rsid="00cedecf"/>
    </style:style>
    <style:style style:name="P77" style:family="paragraph" style:parent-style-name="Standard" style:list-style-name="L10">
      <style:paragraph-properties>
        <style:tab-stops>
          <style:tab-stop style:position="0.388cm"/>
          <style:tab-stop style:position="1.27cm"/>
        </style:tab-stops>
      </style:paragraph-properties>
      <style:text-properties officeooo:paragraph-rsid="01415b77"/>
    </style:style>
    <style:style style:name="P78" style:family="paragraph">
      <loext:graphic-properties draw:fill-color="#000000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ae3968" style:font-weight-asian="normal" style:font-weight-complex="normal"/>
    </style:style>
    <style:style style:name="T3" style:family="text">
      <style:text-properties fo:font-weight="normal" officeooo:rsid="01094dfc" style:font-weight-asian="normal" style:font-weight-complex="normal"/>
    </style:style>
    <style:style style:name="T4" style:family="text">
      <style:text-properties fo:font-weight="normal" officeooo:rsid="00a1e159" style:font-weight-asian="normal" style:font-weight-complex="normal"/>
    </style:style>
    <style:style style:name="T5" style:family="text">
      <style:text-properties fo:font-weight="normal" officeooo:rsid="00ae524d" style:font-weight-asian="normal" style:font-weight-complex="normal"/>
    </style:style>
    <style:style style:name="T6" style:family="text">
      <style:text-properties fo:font-weight="normal" officeooo:rsid="00736add" style:font-weight-asian="normal" style:font-weight-complex="normal"/>
    </style:style>
    <style:style style:name="T7" style:family="text">
      <style:text-properties fo:font-weight="normal" officeooo:rsid="008b9fd6" style:font-weight-asian="normal" style:font-weight-complex="normal"/>
    </style:style>
    <style:style style:name="T8" style:family="text">
      <style:text-properties fo:font-weight="normal" officeooo:rsid="00ae94af" style:font-weight-asian="normal" style:font-weight-complex="normal"/>
    </style:style>
    <style:style style:name="T9" style:family="text">
      <style:text-properties style:font-name="Ubuntu1" fo:font-weight="normal" style:font-weight-asian="normal" style:font-weight-complex="normal"/>
    </style:style>
    <style:style style:name="T10" style:family="text">
      <style:text-properties style:font-name="Ubuntu1" fo:font-weight="normal" officeooo:rsid="00ce5a1d" style:font-weight-asian="normal" style:font-weight-complex="normal"/>
    </style:style>
    <style:style style:name="T11" style:family="text">
      <style:text-properties style:font-name="Ubuntu1" fo:font-weight="normal" officeooo:rsid="001a5f97" style:font-weight-asian="normal" style:font-weight-complex="normal"/>
    </style:style>
    <style:style style:name="T12" style:family="text">
      <style:text-properties style:font-name="Ubuntu1" fo:font-weight="normal" officeooo:rsid="00944ea6" style:font-weight-asian="normal" style:font-weight-complex="normal"/>
    </style:style>
    <style:style style:name="T13" style:family="text">
      <style:text-properties style:font-name="Ubuntu1" fo:font-weight="normal" officeooo:rsid="001c2d6d" style:font-weight-asian="normal" style:font-weight-complex="normal"/>
    </style:style>
    <style:style style:name="T14" style:family="text">
      <style:text-properties style:font-name="Ubuntu1" fo:font-weight="normal" officeooo:rsid="00925bf6" style:font-weight-asian="normal" style:font-weight-complex="normal"/>
    </style:style>
    <style:style style:name="T15" style:family="text">
      <style:text-properties style:font-name="Ubuntu1" fo:font-weight="normal" officeooo:rsid="00ff92ac" style:font-weight-asian="normal" style:font-weight-complex="normal"/>
    </style:style>
    <style:style style:name="T16" style:family="text">
      <style:text-properties style:font-name="Ubuntu1" fo:font-weight="normal" officeooo:rsid="007e2d0f" style:font-weight-asian="normal" style:font-weight-complex="normal"/>
    </style:style>
    <style:style style:name="T17" style:family="text">
      <style:text-properties style:font-name="Ubuntu1" fo:font-weight="normal" officeooo:rsid="0105b911" style:font-weight-asian="normal" style:font-weight-complex="normal"/>
    </style:style>
    <style:style style:name="T18" style:family="text">
      <style:text-properties style:font-name="Ubuntu1" fo:font-weight="normal" officeooo:rsid="004720ef" style:font-weight-asian="normal" style:font-weight-complex="normal"/>
    </style:style>
    <style:style style:name="T19" style:family="text">
      <style:text-properties style:font-name="Ubuntu1" fo:font-weight="normal" officeooo:rsid="007c76c8" style:font-weight-asian="normal" style:font-weight-complex="normal"/>
    </style:style>
    <style:style style:name="T20" style:family="text">
      <style:text-properties style:font-name="Ubuntu1" fo:font-weight="normal" officeooo:rsid="00485dcb" style:font-weight-asian="normal" style:font-weight-complex="normal"/>
    </style:style>
    <style:style style:name="T21" style:family="text">
      <style:text-properties style:font-name="Ubuntu1" fo:font-style="normal" style:text-underline-style="none" fo:font-weight="normal" officeooo:rsid="0021a273" style:font-size-asian="11pt" style:font-style-asian="normal" style:font-weight-asian="normal" style:font-size-complex="11pt" style:font-style-complex="normal" style:font-weight-complex="normal"/>
    </style:style>
    <style:style style:name="T22" style:family="text">
      <style:text-properties style:font-name="Ubuntu1" fo:font-style="normal" style:text-underline-style="none" fo:font-weight="normal" officeooo:rsid="00228b04" style:font-size-asian="11pt" style:font-style-asian="normal" style:font-weight-asian="normal" style:font-size-complex="11pt" style:font-style-complex="normal" style:font-weight-complex="normal"/>
    </style:style>
    <style:style style:name="T23" style:family="text">
      <style:text-properties style:font-name="Ubuntu1" fo:font-style="normal" style:text-underline-style="none" fo:font-weight="bold" officeooo:rsid="01192fe7" style:font-size-asian="11pt" style:font-style-asian="normal" style:font-weight-asian="bold" style:font-size-complex="11pt" style:font-style-complex="normal" style:font-weight-complex="bold"/>
    </style:style>
    <style:style style:name="T24" style:family="text">
      <style:text-properties style:font-name="Ubuntu1" style:text-underline-style="none" fo:font-weight="normal" officeooo:rsid="011b1f83" style:font-size-asian="11pt" style:font-weight-asian="normal" style:font-size-complex="11pt" style:font-weight-complex="normal"/>
    </style:style>
    <style:style style:name="T25" style:family="text">
      <style:text-properties style:font-name="Ubuntu1" fo:font-size="11pt" fo:font-style="normal" style:text-underline-style="none" fo:font-weight="normal" officeooo:rsid="013fa7f3" style:font-size-asian="11pt" style:font-style-asian="normal" style:font-weight-asian="normal" style:font-size-complex="11pt" style:font-style-complex="normal" style:font-weight-complex="normal"/>
    </style:style>
    <style:style style:name="T26" style:family="text">
      <style:text-properties style:font-name="Ubuntu1" fo:font-size="11pt" fo:font-style="normal" style:text-underline-style="none" fo:font-weight="bold" officeooo:rsid="01192fe7" style:font-size-asian="11pt" style:font-style-asian="normal" style:font-weight-asian="bold" style:font-size-complex="11pt" style:font-style-complex="normal" style:font-weight-complex="bold"/>
    </style:style>
    <style:style style:name="T27" style:family="text">
      <style:text-properties style:font-name="Ubuntu1" fo:font-size="11pt" style:text-underline-style="none" fo:font-weight="normal" officeooo:rsid="002608a4" style:font-size-asian="11pt" style:font-weight-asian="normal" style:font-size-complex="11pt" style:font-weight-complex="normal"/>
    </style:style>
    <style:style style:name="T28" style:family="text">
      <style:text-properties style:font-name="Ubuntu1" fo:font-size="11pt" fo:font-weight="bold" style:font-size-asian="11pt" style:font-size-complex="11pt"/>
    </style:style>
    <style:style style:name="T29" style:family="text">
      <style:text-properties style:font-name="Ubuntu1" fo:font-size="11pt" fo:font-weight="bold" officeooo:rsid="01192fe7" style:font-size-asian="11pt" style:font-size-complex="11pt"/>
    </style:style>
    <style:style style:name="T30" style:family="text">
      <style:text-properties style:font-name="Ubuntu1" fo:font-size="11pt" style:font-size-asian="11pt" style:font-size-complex="11pt"/>
    </style:style>
    <style:style style:name="T31" style:family="text">
      <style:text-properties style:font-name="Ubuntu1" fo:font-size="11pt" officeooo:rsid="00ead131" style:font-size-asian="11pt" style:font-size-complex="11pt"/>
    </style:style>
    <style:style style:name="T32" style:family="text">
      <style:text-properties style:font-name="Ubuntu1" fo:font-size="11pt" officeooo:rsid="01415b77" style:font-size-asian="11pt" style:font-size-complex="11pt"/>
    </style:style>
    <style:style style:name="T33" style:family="text">
      <style:text-properties style:font-name="Ubuntu1" fo:font-weight="bold" officeooo:rsid="00394d33" style:font-size-asian="11pt" style:font-weight-asian="bold" style:font-size-complex="11pt" style:font-weight-complex="bold"/>
    </style:style>
    <style:style style:name="T34" style:family="text">
      <style:text-properties style:font-name="Ubuntu1" fo:font-weight="bold" officeooo:rsid="006efa9e" style:font-size-asian="11pt" style:font-weight-asian="bold" style:font-size-complex="11pt" style:font-weight-complex="bold"/>
    </style:style>
    <style:style style:name="T35" style:family="text">
      <style:text-properties style:font-name="Ubuntu1" fo:font-weight="bold" officeooo:rsid="01192fe7" style:font-size-asian="11pt" style:font-weight-asian="bold" style:font-size-complex="11pt" style:font-weight-complex="bold"/>
    </style:style>
    <style:style style:name="T36" style:family="text">
      <style:text-properties style:font-name="Ubuntu1" fo:font-weight="bold" officeooo:rsid="01151ec5" style:font-size-asian="11pt" style:font-weight-asian="bold" style:font-size-complex="11pt" style:font-weight-complex="bold"/>
    </style:style>
    <style:style style:name="T37" style:family="text">
      <style:text-properties style:font-name="Ubuntu1" fo:font-weight="bold" officeooo:rsid="011b1f83" style:font-size-asian="11pt" style:font-weight-asian="bold" style:font-size-complex="11pt" style:font-weight-complex="bold"/>
    </style:style>
    <style:style style:name="T38" style:family="text">
      <style:text-properties fo:font-style="normal" style:font-style-asian="normal" style:font-style-complex="normal"/>
    </style:style>
    <style:style style:name="T39" style:family="text">
      <style:text-properties fo:font-style="normal" officeooo:rsid="0070640d" style:font-style-asian="normal" style:font-style-complex="normal"/>
    </style:style>
    <style:style style:name="T40" style:family="text">
      <style:text-properties fo:font-style="normal" officeooo:rsid="007d5705" style:font-style-asian="normal" style:font-style-complex="normal"/>
    </style:style>
    <style:style style:name="T41" style:family="text">
      <style:text-properties fo:font-style="normal" officeooo:rsid="0146ced1" style:font-style-asian="normal" style:font-style-complex="normal"/>
    </style:style>
    <style:style style:name="T42" style:family="text">
      <style:text-properties officeooo:rsid="00909d58"/>
    </style:style>
    <style:style style:name="T43" style:family="text">
      <style:text-properties officeooo:rsid="009f9cdc"/>
    </style:style>
    <style:style style:name="T44" style:family="text">
      <style:text-properties fo:font-variant="normal" fo:text-transform="none" fo:letter-spacing="normal" fo:font-style="normal"/>
    </style:style>
    <style:style style:name="T45" style:family="text">
      <style:text-properties fo:font-variant="normal" fo:text-transform="none" fo:letter-spacing="normal" fo:font-style="normal" fo:font-weight="normal" officeooo:rsid="001160bf"/>
    </style:style>
    <style:style style:name="T46" style:family="text">
      <style:text-properties fo:font-variant="normal" fo:text-transform="none" fo:letter-spacing="normal" fo:font-style="normal" officeooo:rsid="00eef6d1"/>
    </style:style>
    <style:style style:name="T47" style:family="text">
      <style:text-properties fo:font-variant="normal" fo:text-transform="none" fo:letter-spacing="normal" fo:font-style="normal" officeooo:rsid="007cde23"/>
    </style:style>
    <style:style style:name="T48" style:family="text">
      <style:text-properties fo:font-variant="normal" fo:text-transform="none" fo:letter-spacing="normal" fo:font-style="normal" officeooo:rsid="0117305b"/>
    </style:style>
    <style:style style:name="T49" style:family="text">
      <style:text-properties fo:font-variant="normal" fo:text-transform="none" fo:letter-spacing="normal" fo:font-style="normal" officeooo:rsid="01336e18"/>
    </style:style>
    <style:style style:name="T50" style:family="text">
      <style:text-properties fo:font-variant="normal" fo:text-transform="none" fo:letter-spacing="normal" fo:font-style="normal" officeooo:rsid="011d4ea5"/>
    </style:style>
    <style:style style:name="T51" style:family="text">
      <style:text-properties fo:font-variant="normal" fo:text-transform="none" fo:color="#24292e" style:font-name="apple-system" fo:letter-spacing="normal" fo:font-style="normal"/>
    </style:style>
    <style:style style:name="T52" style:family="text">
      <style:text-properties fo:font-variant="normal" fo:text-transform="none" fo:color="#24292e" style:font-name="apple-system" fo:letter-spacing="normal" fo:font-style="normal" officeooo:rsid="01192fe7"/>
    </style:style>
    <style:style style:name="T53" style:family="text">
      <style:text-properties fo:font-variant="normal" fo:text-transform="none" fo:color="#24292e" style:font-name="apple-system" fo:letter-spacing="normal" fo:font-style="normal" officeooo:rsid="011b1f83"/>
    </style:style>
    <style:style style:name="T54" style:family="text">
      <style:text-properties fo:font-variant="normal" fo:text-transform="none" fo:color="#24292e" style:font-name="Ubuntu1" fo:letter-spacing="normal" fo:font-style="normal" style:text-underline-style="none" officeooo:rsid="011b1f83"/>
    </style:style>
    <style:style style:name="T55" style:family="text">
      <style:text-properties fo:font-variant="normal" fo:text-transform="none" fo:color="#000080" style:font-name="Ubuntu1" fo:letter-spacing="normal" fo:font-style="normal" style:text-underline-style="none" fo:font-weight="normal" officeooo:rsid="011b1f83" style:font-style-asian="normal" style:font-weight-asian="normal" style:font-style-complex="normal" style:font-weight-complex="normal"/>
    </style:style>
    <style:style style:name="T56" style:family="text">
      <style:text-properties fo:font-variant="normal" fo:text-transform="none" fo:color="#000000" fo:letter-spacing="normal" fo:font-style="normal" fo:font-weight="normal"/>
    </style:style>
    <style:style style:name="T57" style:family="text">
      <style:text-properties fo:font-variant="normal" fo:text-transform="none" fo:color="#000000" fo:letter-spacing="normal" fo:font-style="normal" fo:font-weight="normal" officeooo:rsid="001160bf"/>
    </style:style>
    <style:style style:name="T58" style:family="text">
      <style:text-properties fo:font-variant="normal" fo:text-transform="none" fo:color="#000000" fo:letter-spacing="normal" fo:font-style="normal" fo:font-weight="normal" officeooo:rsid="00ecba85"/>
    </style:style>
    <style:style style:name="T59" style:family="text">
      <style:text-properties fo:font-variant="normal" fo:text-transform="none" fo:color="#000000" fo:letter-spacing="normal" fo:font-style="normal" fo:font-weight="normal" officeooo:rsid="001248e9"/>
    </style:style>
    <style:style style:name="T60" style:family="text">
      <style:text-properties fo:font-variant="normal" fo:text-transform="none" fo:color="#000000" style:font-name="Ubuntu1" fo:font-size="11pt" fo:letter-spacing="normal" fo:font-style="normal" style:text-underline-style="none" fo:font-weight="normal" officeooo:rsid="001160bf" style:font-size-asian="11pt" style:font-style-asian="normal" style:font-weight-asian="normal" style:font-size-complex="11pt" style:font-style-complex="normal" style:font-weight-complex="normal"/>
    </style:style>
    <style:style style:name="T61" style:family="text">
      <style:text-properties fo:font-variant="normal" fo:text-transform="none" fo:color="#000000" style:font-name="Ubuntu1" fo:font-size="11pt" fo:letter-spacing="normal" fo:font-style="normal" style:text-underline-style="none" fo:font-weight="normal" officeooo:rsid="01415b77" style:font-size-asian="11pt" style:font-style-asian="normal" style:font-weight-asian="normal" style:font-size-complex="11pt" style:font-style-complex="normal" style:font-weight-complex="normal"/>
    </style:style>
    <style:style style:name="T62" style:family="text">
      <style:text-properties fo:font-variant="normal" fo:text-transform="none" style:font-name="Open Sans" fo:font-size="12pt" fo:letter-spacing="normal"/>
    </style:style>
    <style:style style:name="T63" style:family="text">
      <style:text-properties officeooo:rsid="00dcf2b0"/>
    </style:style>
    <style:style style:name="T64" style:family="text">
      <style:text-properties officeooo:rsid="00e20409"/>
    </style:style>
    <style:style style:name="T65" style:family="text">
      <style:text-properties officeooo:rsid="00e39e31"/>
    </style:style>
    <style:style style:name="T66" style:family="text">
      <style:text-properties officeooo:rsid="00e92530"/>
    </style:style>
    <style:style style:name="T67" style:family="text">
      <style:text-properties officeooo:rsid="00ead131"/>
    </style:style>
    <style:style style:name="T68" style:family="text">
      <style:text-properties officeooo:rsid="00eef6d1"/>
    </style:style>
    <style:style style:name="T69" style:family="text">
      <style:text-properties officeooo:rsid="00fa6fef"/>
    </style:style>
    <style:style style:name="T70" style:family="text">
      <style:text-properties officeooo:rsid="00fd47b2"/>
    </style:style>
    <style:style style:name="T71" style:family="text">
      <style:text-properties officeooo:rsid="00ff92ac"/>
    </style:style>
    <style:style style:name="T72" style:family="text">
      <style:text-properties officeooo:rsid="0100271f"/>
    </style:style>
    <style:style style:name="T73" style:family="text">
      <style:text-properties officeooo:rsid="01052b5a"/>
    </style:style>
    <style:style style:name="T74" style:family="text">
      <style:text-properties officeooo:rsid="010bfec6"/>
    </style:style>
    <style:style style:name="T75" style:family="text">
      <style:text-properties fo:font-size="11pt" style:text-underline-style="none" fo:font-weight="normal" officeooo:rsid="0127f111" style:font-size-asian="11pt" style:font-weight-asian="normal" style:font-size-complex="11pt" style:font-weight-complex="normal"/>
    </style:style>
    <style:style style:name="T76" style:family="text">
      <style:text-properties fo:font-size="11pt" style:text-underline-style="none" fo:font-weight="normal" officeooo:rsid="012a4850" style:font-size-asian="11pt" style:font-weight-asian="normal" style:font-size-complex="11pt" style:font-weight-complex="normal"/>
    </style:style>
    <style:style style:name="T77" style:family="text">
      <style:text-properties fo:font-size="11pt" fo:font-weight="normal" officeooo:rsid="0019f415" style:font-size-asian="11pt" style:font-weight-asian="normal" style:font-size-complex="11pt" style:font-weight-complex="normal"/>
    </style:style>
    <style:style style:name="T78" style:family="text">
      <style:text-properties officeooo:rsid="0046457f"/>
    </style:style>
    <style:style style:name="T79" style:family="text">
      <style:text-properties officeooo:rsid="000dfabb"/>
    </style:style>
    <style:style style:name="T80" style:family="text">
      <style:text-properties officeooo:rsid="01132ccd"/>
    </style:style>
    <style:style style:name="T81" style:family="text">
      <style:text-properties officeooo:rsid="01151ec5" style:font-size-asian="11pt" style:font-style-asian="normal" style:font-weight-asian="normal" style:font-size-complex="11pt" style:font-style-complex="normal" style:font-weight-complex="normal"/>
    </style:style>
    <style:style style:name="T82" style:family="text">
      <style:text-properties officeooo:rsid="002ee659" style:font-size-asian="11pt" style:font-style-asian="normal" style:font-weight-asian="normal" style:font-size-complex="11pt" style:font-style-complex="normal" style:font-weight-complex="normal"/>
    </style:style>
    <style:style style:name="T83" style:family="text">
      <style:text-properties officeooo:rsid="011d0d06" style:font-size-asian="11pt" style:font-size-complex="11pt"/>
    </style:style>
    <style:style style:name="T84" style:family="text">
      <style:text-properties officeooo:rsid="011d4ea5" style:font-size-asian="11pt" style:font-size-complex="11pt"/>
    </style:style>
    <style:style style:name="T85" style:family="text">
      <style:text-properties officeooo:rsid="01221ab8"/>
    </style:style>
    <style:style style:name="T86" style:family="text">
      <style:text-properties fo:font-size="25pt" style:font-size-asian="25pt" style:font-size-complex="25pt"/>
    </style:style>
    <style:style style:name="T87" style:family="text">
      <style:text-properties fo:font-size="25pt" fo:font-weight="bold" style:font-size-asian="25pt" style:font-weight-asian="bold" style:font-size-complex="25pt" style:font-weight-complex="bold"/>
    </style:style>
    <style:style style:name="T88" style:family="text">
      <style:text-properties fo:font-size="25pt" fo:font-weight="normal" style:font-size-asian="25pt" style:font-weight-asian="normal" style:font-size-complex="25pt" style:font-weight-complex="normal"/>
    </style:style>
    <style:style style:name="T89" style:family="text">
      <style:text-properties fo:font-size="25pt" fo:font-weight="normal" officeooo:rsid="0019f415" style:font-size-asian="25pt" style:font-weight-asian="normal" style:font-size-complex="25pt" style:font-weight-complex="normal"/>
    </style:style>
    <style:style style:name="T90" style:family="text">
      <style:text-properties style:text-underline-style="none" fo:font-weight="normal" officeooo:rsid="01248e1b" style:font-weight-asian="normal" style:font-weight-complex="normal"/>
    </style:style>
    <style:style style:name="T91" style:family="text">
      <style:text-properties style:text-underline-style="none" fo:font-weight="normal" officeooo:rsid="0127f111" style:font-weight-asian="normal" style:font-weight-complex="normal"/>
    </style:style>
    <style:style style:name="T92" style:family="text">
      <style:text-properties style:text-underline-style="none" fo:font-weight="normal" officeooo:rsid="013815c1" style:font-weight-asian="normal" style:font-weight-complex="normal"/>
    </style:style>
    <style:style style:name="T93" style:family="text">
      <style:text-properties officeooo:rsid="0136dcc4"/>
    </style:style>
    <style:style style:name="T94" style:family="text">
      <style:text-properties officeooo:rsid="013815c1"/>
    </style:style>
    <style:style style:name="T95" style:family="text">
      <style:text-properties officeooo:rsid="013b72ea"/>
    </style:style>
    <style:style style:name="T96" style:family="text">
      <style:text-properties fo:color="#111111" style:font-name="Ubuntu1" fo:font-weight="normal" officeooo:rsid="001a5f97" style:font-weight-asian="normal" style:font-weight-complex="normal"/>
    </style:style>
    <style:style style:name="T97" style:family="text">
      <style:text-properties fo:color="#24292e" style:font-name="Ubuntu1" fo:font-weight="bold" style:font-weight-asian="bold" style:font-weight-complex="bold"/>
    </style:style>
    <style:style style:name="T98" style:family="text">
      <style:text-properties fo:color="#24292e" style:font-name="Ubuntu1" fo:font-weight="bold" officeooo:rsid="001a5f97" style:font-weight-asian="bold" style:font-weight-complex="bold"/>
    </style:style>
    <style:style style:name="T99" style:family="text">
      <style:text-properties fo:color="#24292e" officeooo:rsid="0046457f"/>
    </style:style>
    <style:style style:name="T100" style:family="text">
      <style:text-properties officeooo:rsid="014517dd"/>
    </style:style>
    <style:style style:name="Sect1" style:family="section">
      <style:section-properties text:dont-balance-text-columns="false" fo:margin-left="0cm" fo:margin-right="-0.026cm" style:editable="false">
        <style:columns fo:column-count="2">
          <style:column style:rel-width="4777*" fo:start-indent="0cm" fo:end-indent="0.25cm"/>
          <style:column style:rel-width="5149*" fo:start-indent="0.25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<text:span text:style-name="T87">NAVENDU</text:span><text:span text:style-name="T86"> </text:span><text:span text:style-name="T88">DUAR</text:span><text:span text:style-name="T89">I</text:span><text:span text:style-name="T77"> <text:s text:c="63"/></text:span><text:a xlink:type="simple" xlink:href="mailto:navendu.mcs19.du@gmail.com" text:style-name="Internet_20_link" text:visited-style-name="Visited_20_Internet_20_Link"><text:span text:style-name="T76">n</text:span></text:a><text:a xlink:type="simple" xlink:href="mailto:navendu.mcs19.du@gmail.com" text:style-name="Internet_20_link" text:visited-style-name="Visited_20_Internet_20_Link"><text:span text:style-name="T75">avendu.mcs19.du@gmail.com</text:span></text:a></text:p>
      <text:p text:style-name="P39"/>
      <text:p text:style-name="P40"><text:span text:style-name="T90">Full Stack Engineer | M</text:span><text:span text:style-name="T92">asters in</text:span><text:span text:style-name="T90"> Computer Science <text:s text:c="74"/></text:span><text:span text:style-name="T91">+91-7003890461</text:span><text:span text:style-name="T90"> <text:s text:c="5"/></text:span></text:p>
      <text:section text:style-name="Sect1" text:name="Section1">
        <text:p text:style-name="P36"><draw:line text:anchor-type="paragraph" draw:z-index="0" draw:name="Shape1" draw:style-name="gr1" draw:text-style-name="P78" svg:x1="-0.416cm" svg:y1="0.139cm" svg:x2="18.884cm" svg:y2="0.139cm"><text:p/></draw:line></text:p>
        <text:p text:style-name="P37"/>
        <text:p text:style-name="P20">EXPERIENCE</text:p>
        <text:p text:style-name="P2"/>
        <text:p text:style-name="P11">Member of Founding Team</text:p>
        <text:p text:style-name="P22"><text:a xlink:type="simple" xlink:href="https://app.letsflyby.com/" text:style-name="Internet_20_link" text:visited-style-name="Visited_20_Internet_20_Link"><text:span text:style-name="T25">Flyby Inc.</text:span></text:a></text:p>
        <text:p text:style-name="P14"><text:span text:style-name="T43">May</text:span> 2020 – <text:span text:style-name="T43">Present</text:span></text:p>
        <text:p text:style-name="P3"/>
        <text:p text:style-name="P11">Software Developer</text:p>
        <text:p text:style-name="P23"><text:a xlink:type="simple" xlink:href="http://yoursown.com/" text:style-name="Internet_20_link" text:visited-style-name="Visited_20_Internet_20_Link"><text:span text:style-name="T27">Insticram Systems Pvt. Ltd.</text:span></text:a></text:p>
        <text:p text:style-name="P15">January 2020 – <text:span text:style-name="T42">May 2020</text:span></text:p>
        <text:p text:style-name="P1"/>
        <text:p text:style-name="P17">EDUCATION</text:p>
        <text:p text:style-name="P10"/>
        <text:p text:style-name="P13">M. Sc. Computer Science : <text:span text:style-name="T1">Department of Computer Science, </text:span>University of Delhi <text:span text:style-name="T95">(7.78)</text:span></text:p>
        <text:list xml:id="list3235820806" text:style-name="L1">
          <text:list-header>
            <text:p text:style-name="P41"/>
          </text:list-header>
        </text:list>
        <text:p text:style-name="P18">TOOLKIT</text:p>
        <text:p text:style-name="P7"/>
        <text:p text:style-name="P28"><text:span text:style-name="T98">Pragramming Language –</text:span><text:span text:style-name="T96"> </text:span><text:span text:style-name="T11"><text:s/></text:span><text:span text:style-name="T12">TypeScript, </text:span><text:span text:style-name="T11">JavaScript, </text:span><text:span text:style-name="T13">G</text:span><text:span text:style-name="T11">o, C++ <text:s/></text:span></text:p>
        <text:p text:style-name="P29"><text:span text:style-name="T97">Web Development Technology –</text:span><text:span text:style-name="T9"> Node.js, </text:span><text:span text:style-name="T14">React.js, </text:span><text:span text:style-name="T15">Redux.js, </text:span><text:span text:style-name="T9">GraphQL, REST, </text:span><text:span text:style-name="T16">Websocket, </text:span><text:span text:style-name="T17">WebRTC</text:span></text:p>
        <text:p text:style-name="P30"><text:span text:style-name="T97">Database Technology –</text:span><text:span text:style-name="T9"> PostgreSQL, Cassandra, </text:span><text:span text:style-name="T18">MongoDB, </text:span><text:span text:style-name="T19">Redis</text:span></text:p>
        <text:p text:style-name="P31"><text:span text:style-name="T97">DevOps Technology –</text:span><text:span text:style-name="T9"> </text:span><text:span text:style-name="T10">Log management, </text:span><text:span text:style-name="T9">Git, Docker, </text:span><text:span text:style-name="T20">c</text:span><text:span text:style-name="T9">url</text:span></text:p>
        <text:p text:style-name="P12"><text:span text:style-name="T99">Others –</text:span><text:span text:style-name="T78"> </text:span><text:span text:style-name="T3">Linux, Vi</text:span><text:span text:style-name="T4">m, </text:span><text:span text:style-name="T5">Git Flow, </text:span><text:span text:style-name="T2">A</text:span><text:span text:style-name="T6">WS </text:span><text:span text:style-name="T7">, </text:span><text:span text:style-name="T8">J</text:span><text:span text:style-name="T2">WT</text:span></text:p>
        <text:p text:style-name="P5"/>
        <text:p text:style-name="P21">SKILL</text:p>
        <text:p text:style-name="P6"/>
        <text:p text:style-name="P25">Client-side <text:span text:style-name="T80">P</text:span><text:span text:style-name="T74">erformance</text:span></text:p>
        <text:list xml:id="list2529728953" text:style-name="L2">
          <text:list-item>
            <text:p text:style-name="P45">State <text:span text:style-name="T93">&amp; Side Effect </text:span>management</text:p>
          </text:list-item>
        </text:list>
        <text:list xml:id="list3497169841" text:style-name="L3">
          <text:list-item>
            <text:p text:style-name="P46">Optimization with best practices</text:p>
          </text:list-item>
          <text:list-item>
            <text:p text:style-name="P48">Testability (Unit &amp; E2E)</text:p>
            <text:p text:style-name="P42"/>
          </text:list-item>
        </text:list>
        <text:p text:style-name="P24">Web API Design</text:p>
        <text:list xml:id="list132801675411379" text:continue-list="list2529728953" text:style-name="L2">
          <text:list-item>
            <text:p text:style-name="P49">Single CRUD and Bulk CRUD with eventual consistency <text:span text:style-name="T93">handling</text:span></text:p>
          </text:list-item>
          <text:list-item>
            <text:p text:style-name="P50">Stabilty(Version Management) <text:span text:style-name="T93">&amp; </text:span>Security(Token-based authentication)</text:p>
          </text:list-item>
          <text:list-item>
            <text:p text:style-name="P51">REST &amp; GraphQL</text:p>
          </text:list-item>
          <text:list-item>
            <text:p text:style-name="P52">Testability</text:p>
          </text:list-item>
          <text:list-item>
            <text:p text:style-name="P53">API documentation</text:p>
            <text:p text:style-name="P44"/>
          </text:list-item>
        </text:list>
        <text:p text:style-name="P26">Database Design</text:p>
        <text:list xml:id="list653432474" text:style-name="L4">
          <text:list-item>
            <text:p text:style-name="P54">Cost vs Performance Tradeoff</text:p>
          </text:list-item>
        </text:list>
        <text:list xml:id="list242273556" text:style-name="L5">
          <text:list-item>
            <text:p text:style-name="P55">Minimum Schema Change</text:p>
          </text:list-item>
        </text:list>
        <text:list xml:id="list2622066386" text:style-name="L6">
          <text:list-item>
            <text:p text:style-name="P47">Scaling</text:p>
            <text:p text:style-name="P43"/>
          </text:list-item>
        </text:list>
        <text:p text:style-name="P27">D<text:span text:style-name="T85">evOps</text:span></text:p>
        <text:list xml:id="list132803168399778" text:continue-list="list653432474" text:style-name="L4">
          <text:list-item>
            <text:p text:style-name="P63">Containerization</text:p>
          </text:list-item>
        </text:list>
        <text:list xml:id="list1253008056" text:style-name="L7">
          <text:list-item>
            <text:p text:style-name="P56">Scripting <text:span text:style-name="T94">to automate environment setup</text:span></text:p>
          </text:list-item>
          <text:list-item>
            <text:p text:style-name="P58">CI/CD pipeline</text:p>
          </text:list-item>
        </text:list>
        <text:list xml:id="list2239739491" text:style-name="L8">
          <text:list-item>
            <text:p text:style-name="P57">Application <text:span text:style-name="T93">health &amp; </text:span>performance monitoring</text:p>
          </text:list-item>
        </text:list>
        <text:p text:style-name="P4"/>
        <text:p text:style-name="P4"/>
        <text:p text:style-name="P19">PROJECT</text:p>
        <text:p text:style-name="P4"/>
        <text:p text:style-name="P35"><text:span text:style-name="T28">FlyBy </text:span><text:span text:style-name="T29">(</text:span><text:a xlink:type="simple" xlink:href="https://app.letsflyby.com/" text:style-name="Internet_20_link" text:visited-style-name="Visited_20_Internet_20_Link"><text:span text:style-name="T25">letsflyby.com</text:span></text:a><text:span text:style-name="T26">)</text:span></text:p>
        <text:list xml:id="list3685440050" text:style-name="L9">
          <text:list-item>
            <text:p text:style-name="P66">Materialis<text:span text:style-name="T66">ed</text:span> graph in relational database f<text:span text:style-name="T64">or</text:span> small to medium scale</text:p>
          </text:list-item>
          <text:list-item>
            <text:p text:style-name="P67"><text:span text:style-name="T66">D</text:span>esign<text:span text:style-name="T66">ed</text:span> database to have almost al<text:span text:style-name="T79">l</text:span> the queries run on index by managing consistency manually</text:p>
          </text:list-item>
          <text:list-item>
            <text:p text:style-name="P71">Implemented a caching layer(redis) on top of <text:span text:style-name="T70">~</text:span>80% <text:s/>of the database services</text:p>
          </text:list-item>
          <text:list-item>
            <text:p text:style-name="P76"><text:span text:style-name="T31">Developed a</text:span><text:span text:style-name="T30"> scalable </text:span><text:span text:style-name="T32">API</text:span><text:span text:style-name="T30"> server </text:span></text:p>
          </text:list-item>
          <text:list-item>
            <text:p text:style-name="P68"><text:span text:style-name="T69">Prepared </text:span><text:span text:style-name="T67">a</text:span> scalable logging infrastructure which also enables low scale app telemetry to reduce cost of infrastructure</text:p>
          </text:list-item>
          <text:list-item>
            <text:p text:style-name="P69"><text:span text:style-name="T68">Built </text:span><text:span text:style-name="T67">v</text:span><text:span text:style-name="T63">arious experience feature</text:span><text:span text:style-name="T65">s</text:span><text:span text:style-name="T63">(</text:span><text:span text:style-name="T73">Directory</text:span><text:span text:style-name="T72"> st</text:span><text:span text:style-name="T100">r</text:span><text:span text:style-name="T72">ucture, tagging mechanism, </text:span><text:span text:style-name="T63">socket management, etc.)</text:span></text:p>
          </text:list-item>
          <text:list-item>
            <text:p text:style-name="P72">Chrome API, DynamoDB, REST, React.js, <text:span text:style-name="T71">Redux.js, </text:span>Jest.js, TypeScript</text:p>
          </text:list-item>
        </text:list>
        <text:p text:style-name="P8"/>
        <text:p text:style-name="P33"><text:span text:style-name="T33">Y</text:span><text:span text:style-name="T34">oursOwn </text:span><text:span text:style-name="T35">(</text:span><text:a xlink:type="simple" xlink:href="http://yoursown.com/" text:style-name="Internet_20_link" text:visited-style-name="Visited_20_Internet_20_Link"><text:span text:style-name="T21">y</text:span></text:a><text:a xlink:type="simple" xlink:href="http://yoursown.com/" text:style-name="Internet_20_link" text:visited-style-name="Visited_20_Internet_20_Link"><text:span text:style-name="T22">oursown.com</text:span></text:a><text:span text:style-name="T23">)</text:span></text:p>
        <text:list xml:id="list2231328347" text:style-name="L10">
          <text:list-item>
            <text:p text:style-name="P59"><text:span text:style-name="T46">Implemented </text:span><text:span text:style-name="T45">CRUD operations, </text:span><text:span text:style-name="T47">Document upload/download, Captcha generation, Real-time notification</text:span></text:p>
          </text:list-item>
          <text:list-item>
            <text:p text:style-name="P77"><text:span text:style-name="T60">D</text:span><text:span text:style-name="T61">esigned and implemented GraphQL API server and wrote test cases to improve stability</text:span></text:p>
          </text:list-item>
          <text:list-item>
            <text:p text:style-name="P70"><text:span text:style-name="T57">A</text:span><text:span text:style-name="T56">nalyze</text:span><text:span text:style-name="T58">d</text:span><text:span text:style-name="T56"> and underst</text:span><text:span text:style-name="T58">oo</text:span><text:span text:style-name="T56">d business </text:span><text:span text:style-name="T59">and</text:span><text:span text:style-name="T56"> user requirements to create </text:span><text:span text:style-name="T57">r</text:span><text:span text:style-name="T56">eliable and efficient database design models as well as write code to interact with databases</text:span></text:p>
          </text:list-item>
          <text:list-item>
            <text:p text:style-name="P73"><text:span text:style-name="T38">Postgr</text:span><text:span text:style-name="T41">e</text:span><text:span text:style-name="T38">SQL, </text:span><text:span text:style-name="T39">Cassandra, S3, </text:span><text:span text:style-name="T38">Grap</text:span><text:span text:style-name="T39">h</text:span><text:span text:style-name="T38">QL, </text:span><text:span text:style-name="T40">Websocket, Redis, </text:span><text:span text:style-name="T38">Go</text:span></text:p>
          </text:list-item>
        </text:list>
        <text:p text:style-name="P9"/>
        <text:p text:style-name="P34"><text:span text:style-name="T36">Student Identification Dapp </text:span><text:span text:style-name="T37">(</text:span><text:a xlink:type="simple" xlink:href="https://github.com/NavenduDuari/student-identification-dapp" text:style-name="Internet_20_link" text:visited-style-name="Visited_20_Internet_20_Link"><text:span text:style-name="T24">Github</text:span></text:a><text:span text:style-name="T37">)</text:span></text:p>
        <text:list xml:id="list132802238816342" text:continue-numbering="true" text:style-name="L10">
          <text:list-item>
            <text:p text:style-name="P64">A decentralized application to verify student degrees</text:p>
          </text:list-item>
          <text:list-item>
            <text:p text:style-name="P61"><text:span text:style-name="T44">Deployed smart contract in a</text:span><text:span text:style-name="T48">n</text:span><text:span text:style-name="T44"> Ethereum test net</text:span><text:span text:style-name="T48">work</text:span></text:p>
          </text:list-item>
          <text:list-item>
            <text:p text:style-name="P61"><text:span text:style-name="T44">Leveraged </text:span><text:span text:style-name="T48">distributed database(</text:span><text:span text:style-name="T44">IPFS</text:span><text:span text:style-name="T48">)</text:span><text:span text:style-name="T44"> </text:span><text:span text:style-name="T48">for storage</text:span><text:span text:style-name="T44"> </text:span></text:p>
          </text:list-item>
          <text:list-item>
            <text:p text:style-name="P60"><text:span text:style-name="T81">IPFS, </text:span><text:span text:style-name="T62">Ethereum,</text:span><text:span text:style-name="T82"> Go</text:span></text:p>
            <text:p text:style-name="P75"/>
          </text:list-item>
        </text:list>
        <text:p text:style-name="P32"><text:span text:style-name="T51">Scaffoldzoid </text:span><text:span text:style-name="T52">Inc. </text:span><text:span text:style-name="T53">(</text:span><text:a xlink:type="simple" xlink:href="https://github.com/NavenduDuari/Scaffoldzoi-Inc" text:style-name="Internet_20_link" text:visited-style-name="Visited_20_Internet_20_Link"><text:span text:style-name="T55">Github</text:span></text:a><text:span text:style-name="T54">)</text:span></text:p>
        <text:list xml:id="list132802052911922" text:continue-numbering="true" text:style-name="L10">
          <text:list-item>
            <text:p text:style-name="P62"><text:span text:style-name="T44">An end-to-end MERN project </text:span><text:span text:style-name="T49">coded</text:span><text:span text:style-name="T50"> on a development challenge</text:span></text:p>
          </text:list-item>
          <text:list-item>
            <text:p text:style-name="P65">~90% of the project was completed in 4 days</text:p>
          </text:list-item>
          <text:list-item>
            <text:p text:style-name="P74"><text:span text:style-name="T83">React, Redux, Redux-Saga, </text:span><text:span text:style-name="T84">Ant Design,</text:span><text:span text:style-name="T83"> </text:span><text:span text:style-name="T84">Node, MongoDB, </text:span><text:span text:style-name="T83">TypeScript</text:span></text:p>
          </text:list-item>
        </text:list>
        <text:p text:style-name="P16"/>
        <text:p text:style-name="P16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'Clear Sans', 'Helvetica Neue', Helvetica, Arial, sans-serif"/>
    <style:font-face style:name="apple-system" svg:font-family="apple-system, BlinkMacSystemFont, 'Segoe UI', Helvetica, Arial, sans-serif, 'Apple Color Emoji', 'Segoe UI Emoji'"/>
    <style:font-face style:name="Ubuntu1" svg:font-family="Ubuntu" style:font-pitch="variable"/>
    <style:font-face style:name="Ubuntu" svg:font-family="Ubuntu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hatch draw:name="Black_20_0_20_Degrees" draw:display-name="Black 0 Degrees" draw:style="single" draw:color="#000000" draw:distance="0.102cm" draw:rotation="0"/>
    <draw:fill-image draw:name="Sky" xlink:href="Pictures/100000000000005E0000005EAB6862D59EF3F3E6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fo:font-size="14pt" style:font-name-asian="OpenSymbol" style:font-family-asian="OpenSymbol" style:font-charset-asian="x-symbol" style:font-size-asian="12.25pt" style:font-name-complex="OpenSymbol" style:font-family-complex="OpenSymbol" style:font-charset-complex="x-symbol" style:font-size-complex="14pt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01cm" fo:margin-bottom="1.401cm" fo:margin-left="1.3cm" fo:margin-right="1.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draw:fill-gradient-name="Tango_20_Green" draw:fill-hatch-name="Black_20_0_20_Degrees" draw:fill-image-name="Sky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22T23:30:39.004978532</meta:creation-date>
    <dc:date>2021-04-16T13:28:01.457594794</dc:date>
    <meta:editing-duration>PT19H16M4S</meta:editing-duration>
    <meta:editing-cycles>235</meta:editing-cycles>
    <meta:generator>LibreOffice/6.4.6.2$Linux_X86_64 LibreOffice_project/40$Build-2</meta:generator>
    <meta:document-statistic meta:table-count="0" meta:image-count="0" meta:object-count="0" meta:page-count="1" meta:paragraph-count="65" meta:word-count="376" meta:character-count="2696" meta:non-whitespace-character-count="2262"/>
  </office:meta>
</office:document-meta>
</file>